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666666" draw:marker-start="" draw:fill="none" draw:textarea-horizontal-align="center" draw:textarea-vertical-align="middl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textarea-vertical-align="bottom" fo:min-height="12.723cm"/>
    </style:style>
    <style:style style:name="pr2" style:family="presentation" style:parent-style-name="Default-subtitle">
      <style:graphic-properties draw:fill-color="#ffffff" draw:textarea-vertical-align="top" fo:min-height="5.2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subtitle">
      <style:graphic-properties draw:fill-color="#ffffff" draw:auto-grow-height="true" fo:min-height="17.936cm"/>
    </style:style>
    <style:style style:name="pr9" style:family="presentation" style:parent-style-name="Default-title">
      <style:graphic-properties draw:auto-grow-height="true" fo:min-height="3.507cm"/>
    </style:style>
    <style:style style:name="pr10" style:family="presentation" style:parent-style-name="Default-subtitle">
      <style:graphic-properties draw:fill-color="#ffffff" fo:min-height="17.686cm"/>
    </style:style>
    <style:style style:name="P1" style:family="paragraph">
      <style:paragraph-properties fo:text-align="end"/>
      <style:text-properties fo:font-size="60pt"/>
    </style:style>
    <style:style style:name="P2" style:family="paragraph">
      <style:paragraph-properties fo:text-align="end"/>
      <style:text-properties fo:color="#333333" fo:font-family="'DejaVu Sans'" style:font-family-generic="swiss" style:font-pitch="variable"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paragraph-properties fo:text-align="end"/>
      <style:text-properties fo:font-size="36pt"/>
    </style:style>
    <style:style style:name="P5" style:family="paragraph">
      <style:paragraph-properties fo:text-align="end"/>
      <style:text-properties fo:color="#666666" fo:font-family="'DejaVu Sans Light'" style:font-family-generic="swiss" style:font-pitch="variable" fo:font-size="36pt" style:font-size-asian="36pt" style:font-size-complex="36pt"/>
    </style:style>
    <style:style style:name="P6" style:family="paragraph">
      <style:paragraph-properties fo:text-align="start"/>
      <style:text-properties fo:font-size="36pt"/>
    </style:style>
    <style:style style:name="P7" style:family="paragraph">
      <style:paragraph-properties fo:text-align="start"/>
      <style:text-properties fo:color="#666666" fo:font-family="'DejaVu Sans Light'" style:font-family-generic="swiss" style:font-pitch="variable" fo:font-size="36pt" style:font-size-asian="36pt" style:font-size-complex="36pt"/>
    </style:style>
    <style:style style:name="P8" style:family="paragraph">
      <style:text-properties fo:font-size="20pt"/>
    </style:style>
    <style:style style:name="P9" style:family="paragraph">
      <style:paragraph-properties fo:margin-left="0cm" fo:margin-right="0cm" fo:text-indent="0cm"/>
    </style:style>
    <style:style style:name="T1" style:family="text">
      <style:text-properties fo:color="#333333" fo:font-family="'DejaVu Sans'" style:font-family-generic="swiss" style:font-pitch="variable" fo:font-size="66pt" style:font-size-asian="66pt" style:font-size-complex="66pt"/>
    </style:style>
    <style:style style:name="T2" style:family="text">
      <style:text-properties fo:color="#c90016" fo:font-family="'DejaVu Sans'" style:font-family-generic="swiss" style:font-pitch="variable" fo:font-size="66pt" style:font-size-asian="66pt" style:font-size-complex="66pt"/>
    </style:style>
    <style:style style:name="T3" style:family="text">
      <style:text-properties fo:color="#333333" fo:font-family="'DejaVu Sans'" style:font-family-generic="swiss" style:font-pitch="variable" fo:font-size="48pt" style:font-size-asian="48pt" style:font-size-complex="48pt"/>
    </style:style>
    <style:style style:name="T4" style:family="text">
      <style:text-properties fo:color="#c90016" fo:font-family="'DejaVu Sans'" style:font-family-generic="swiss" style:font-pitch="variable" fo:font-size="66pt" style:font-size-asian="66pt" style:font-size-complex="66pt"/>
    </style:style>
    <style:style style:name="T5" style:family="text">
      <style:text-properties fo:color="#000000" fo:font-family="'DejaVu Sans'" style:font-family-generic="swiss" style:font-pitch="variable" fo:font-size="48pt" style:font-size-asian="48pt" style:font-size-complex="48pt"/>
    </style:style>
    <style:style style:name="T6" style:family="text">
      <style:text-properties fo:color="#666666" fo:font-family="'DejaVu Sans Light'" style:font-family-generic="swiss" style:font-pitch="variable" fo:font-size="24pt" style:font-size-asian="24pt" style:font-size-complex="24pt"/>
    </style:style>
    <style:style style:name="T7" style:family="text">
      <style:text-properties fo:font-family="'Bitstream Vera Sans Mono'" style:font-family-generic="modern" style:font-pitch="fixed" fo:font-size="22pt" style:font-size-asian="22pt" style:font-size-complex="22pt"/>
    </style:style>
    <style:style style:name="T8" style:family="text">
      <style:text-properties fo:color="#000000" fo:font-family="'Bitstream Vera Sans Mono'" style:font-family-generic="modern" style:font-pitch="fixed" fo:font-size="22pt" style:font-size-asian="22pt" style:font-size-complex="22pt"/>
    </style:style>
    <style:style style:name="T9" style:family="text">
      <style:text-properties fo:color="#000000"/>
    </style:style>
    <style:style style:name="T10" style:family="text">
      <style:text-properties fo:color="#ff0000"/>
    </style:style>
    <style:style style:name="T11" style:family="text">
      <style:text-properties fo:font-family="'Liberation Sans'" style:font-family-generic="swiss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329cm" svg:height="12.723cm" svg:x="1.27cm" svg:y="1.247cm" presentation:class="subtitle" presentation:user-transformed="true">
          <draw:text-box>
            <text:p text:style-name="P1"><text:span text:style-name="T1"><text:s/></text:span><text:span text:style-name="T2">Angels </text:span><text:span text:style-name="T3">(Open SSL)</text:span></text:p>
            <text:p text:style-name="P1"><text:span text:style-name="T3">and </text:span><text:span text:style-name="T4">D</text:span><text:span text:style-name="T5">(a)</text:span><text:span text:style-name="T4">emons</text:span></text:p>
          </draw:text-box>
        </draw:frame>
        <draw:line draw:style-name="gr1" draw:text-style-name="P3" draw:layer="layout" svg:x1="1.27cm" svg:y1="14.175cm" svg:x2="26.67cm" svg:y2="14.175cm">
          <text:p/>
        </draw:line>
        <draw:frame presentation:style-name="pr2" draw:text-style-name="P5" draw:layer="layout" svg:width="12.63cm" svg:height="5.2cm" svg:x="13.97cm" svg:y="14.605cm">
          <draw:text-box>
            <text:p text:style-name="P4"><text:span text:style-name="T6">Matt Mukerjee</text:span></text:p>
            <text:p text:style-name="P4"><text:span text:style-name="T6">David Naylor</text:span></text:p>
            <text:p text:style-name="P4"><text:span text:style-name="T6">Ben Wasserman</text:span></text:p>
          </draw:text-box>
        </draw:frame>
        <draw:frame presentation:style-name="pr2" draw:text-style-name="P7" draw:layer="layout" svg:width="12.698cm" svg:height="5.2cm" svg:x="1.272cm" svg:y="14.605cm">
          <draw:text-box>
            <text:p text:style-name="P6"><text:span text:style-name="T6">15-441: Computer Network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PJ1 Final Submiss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SL server-side implementation</text:p>
              </text:list-item>
              <text:list-item>
                <text:p>CGI</text:p>
              </text:list-item>
              <text:list-item>
                <text:p>Daemonize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SSL – Stuff you already know!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tandard behind secure communication on the Internet.</text:p>
              </text:list-item>
              <text:list-item>
                <text:p>Data encrypted before it leaves your computer and decrypted only at the computer.</text:p>
              </text:list-item>
              <text:list-item>
                <text:p>Hope is it is impossible to crack and eavesdrop!</text:p>
              </text:list-item>
              <text:list-item>
                <text:p>Can be used with HTTP, POP3, Telnet etc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OpenSSL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an do a lot more than SSL</text:p>
                <text:list>
                  <text:list-item>
                    <text:p>Message digests</text:p>
                  </text:list-item>
                  <text:list-item>
                    <text:p>Encryption and decryption of files</text:p>
                  </text:list-item>
                  <text:list-item>
                    <text:p>Digital certificates</text:p>
                  </text:list-item>
                  <text:list-item>
                    <text:p>Digital signatures</text:p>
                  </text:list-item>
                  <text:list-item>
                    <text:p>Random number gene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etup domain name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reate a DNS hostname for yourself with a free account at <text:a xlink:href="http://dyn.com/dns/dyndns-free/">DynDNS</text:a> (or already have a domain name...)</text:p>
              </text:list-item>
              <text:list-item>
                <text:p>Don't buy anything, they offer free subdomains and scripts/programs to <text:s/><text:a xlink:href="http://dyn.com/support/clients/">auto-update the DNS mapping</text:a> for you. <text:s/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Set up CA and get certificat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Add the 15-441 Carnegie Mellon University Root CA to your browser (import certificate, usually somewhere in preferences)</text:p>
              </text:list-item>
              <text:list-item>
                <text:p>Obtain your own private key and public certificate from the <text:a xlink:href="https://gs9671.sp.cs.cmu.edu/keyserver/">15-441 CMU CA</text:a>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Implementation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s/>Use the OpenSSL library, here is a link to their <text:a xlink:href="http://www.openssl.org/docs/ssl/ssl.html">documentation</text:a>.</text:p>
              </text:list-item>
              <text:list-item>
                <text:p><text:s/>Create a second server socket in addition to the first one, use the passed in SSL port from the commandline arguments.</text:p>
              </text:list-item>
              <text:list-item>
                <text:p><text:s/>Add this socket to the select() loop just like your normal HTTP server socket.</text:p>
              </text:list-item>
              <text:list-item>
                <text:p><text:s/>Whenever you accept connections, wrap them with the SSL wrapping functions.</text:p>
              </text:list-item>
              <text:list-item>
                <text:p><text:s text:c="2"/>Use the special read() and write() SSL functions to read and write to these special connected clients</text:p>
              </text:list-item>
              <text:list-item>
                <text:p><text:s text:c="3"/>In the select() loop, you need to know if a socket you are dealing with is SSL wrapped or not</text:p>
              </text:list-item>
              <text:list-item>
                <text:p><text:s text:c="3"/>Use appropriate IO depending on the 'type' of socket---although use select() for all fd's</text:p>
              </text:list-item>
              <text:list-item>
                <text:p><text:s text:c="3"/>Use your private key and certificate file that you obtained earlier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Open SSL headers 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7">/* OpenSSL headers */</text:span></text:p>
                <text:p><text:span text:style-name="T7">#include &lt;openssl/bio.h&gt;</text:span></text:p>
                <text:p><text:span text:style-name="T7">#include &lt;openssl/ssl.h&gt;</text:span></text:p>
                <text:p><text:span text:style-name="T7">#include &lt;openssl/err.h&gt;</text:span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Global Initilization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SSL_library_init() </text:span></text:p>
                <text:list>
                  <text:list-item>
                    <text:p>registers the available SSL/TLS ciphers and digests.</text:p>
                  </text:list-item>
                </text:list>
              </text:list-item>
              <text:list-item>
                <text:p><text:span text:style-name="T7">SSL_load_error_strings()</text:span></text:p>
                <text:list>
                  <text:list-item>
                    <text:p>Provide readable error messag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SSL_METHOD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o describe protocol versions </text:p>
              </text:list-item>
              <text:list-item>
                <text:p>SSLv1, SSLv2 and TLSv1</text:p>
                <text:list>
                  <text:list-header>
                    <text:p/>
                    <text:p><text:span text:style-name="T7">SSL_METHOD* meth = TLSv1_method(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SSL_CTX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ontext object</text:p>
              </text:list-item>
              <text:list-item>
                <text:p>Store context information (keying material)</text:p>
              </text:list-item>
              <text:list-item>
                <text:p>Reused for all connections</text:p>
                <text:p/>
                <text:list>
                  <text:list-header>
                    <text:p><text:span text:style-name="T7">SSL_CTX* ctx = SSL_CTX_new(meth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list text:style-name="L1">
              <text:list-header>
                <text:p>SSL_CTX_use_certificate_file()</text:p>
              </text:list-header>
            </text:list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Loads the first certificate stored in file into ctx. </text:p>
              </text:list-item>
              <text:list-item>
                <text:p>The formatting type of the certificate must be specified from the known types</text:p>
                <text:list>
                  <text:list-item>
                    <text:p><text:s/>SSL_FILETYPE_PEM </text:p>
                  </text:list-item>
                  <text:list-item>
                    <text:p>SSL_FILETYPE_ASN1.</text:p>
                  </text:list-item>
                  <text:list-item>
                    <text:p>Our CA generates files of PEM format</text:p>
                  </text:list-item>
                </text:list>
                <text:p><text:span text:style-name="T7"/></text:p>
                <text:p><text:span text:style-name="T7">int SSL_CTX_use_certificate_file(SSL_CTX *ctx, const char *file, int type)</text:span>;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list text:style-name="L1">
              <text:list-item>
                <text:list>
                  <text:list-header>
                    <text:p>SSL_CTX_use_PrivateKey_file()</text:p>
                  </text:list-header>
                </text:list>
              </text:list-item>
            </text:list>
          </draw:text-box>
        </draw:frame>
        <draw:frame presentation:style-name="pr7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Adds the first private key found in file to ctx.</text:p>
              </text:list-item>
              <text:list-item>
                <text:p>The formatting type of the certificate must be specified from the known types:</text:p>
                <text:list>
                  <text:list-item>
                    <text:p><text:s/>SSL_FILETYPE_PEM</text:p>
                  </text:list-item>
                  <text:list-item>
                    <text:p>SSL_FILETYPE_ASN1. </text:p>
                  </text:list-item>
                  <text:list-item>
                    <text:p>Our CA generates files of PEM format</text:p>
                  </text:list-item>
                </text:list>
                <text:p><text:span text:style-name="T7"/></text:p>
                <text:p><text:span text:style-name="T7">int SSL_CTX_use_PrivateKey_file(SSL_CTX *ctx, const char *file, int type)</text:span>;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Initialization Steps</text:p>
          </draw:text-box>
        </draw:frame>
        <draw:frame presentation:style-name="pr7" draw:layer="layout" svg:width="25.199cm" svg:height="13.86cm" svg:x="1.27cm" svg:y="5.08cm" presentation:class="outline" presentation:user-transformed="true">
          <draw:text-box>
            <text:list text:style-name="L2">
              <text:list-item>
                <text:p>Global System Initialize</text:p>
                <text:list>
                  <text:list-item>
                    <text:p><text:span text:style-name="T8">SSL_library_init()</text:span></text:p>
                  </text:list-item>
                  <text:list-item>
                    <text:p><text:span text:style-name="T8">SSL_load_error_strings()</text:span></text:p>
                  </text:list-item>
                </text:list>
              </text:list-item>
              <text:list-item>
                <text:p>Initialize SSL_METHOD and SSL_CTX</text:p>
                <text:list>
                  <text:list-item>
                    <text:p><text:span text:style-name="T8">meth=SSLv23_method();</text:span></text:p>
                  </text:list-item>
                  <text:list-item>
                    <text:p><text:span text:style-name="T8">ctx=SSL_CTX_new(meth)</text:span><text:span text:style-name="T9">;</text:span></text:p>
                  </text:list-item>
                </text:list>
              </text:list-item>
              <text:list-item>
                <text:p>Loading keys</text:p>
                <text:list>
                  <text:list-item>
                    <text:p><text:span text:style-name="T8">SSL_CTX_use_certificate_file(...)</text:span></text:p>
                  </text:list-item>
                  <text:list-item>
                    <text:p><text:span text:style-name="T8">SSL_CTX_use_PrivateKey_file(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list text:style-name="L1">
              <text:list-header>
                <text:p>SSL_new()</text:p>
              </text:list-header>
            </text:list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reates a new SSL structure </text:p>
              </text:list-item>
              <text:list-item>
                <text:p>Inherits the settings of the underlying context.</text:p>
                <text:list>
                  <text:list-header>
                    <text:p><text:span text:style-name="T7">SSL* ssl = SSL_new(ctx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SSL_set_fd()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onnect the SSL object with a file descriptor </text:p>
                <text:p/>
                <text:list>
                  <text:list-header>
                    <text:p><text:span text:style-name="T7">int SSL_set_fd(SSL *ssl, int fd);</text:span>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list text:style-name="L1">
              <text:list-header>
                <text:p>SSL_accept</text:p>
              </text:list-header>
            </text:list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SSL_accept - wait for a TLS/SSL client to initiate a TLS/SSL handshake</text:p>
                <text:p/>
                <text:list>
                  <text:list-header>
                    <text:p><text:span text:style-name="T8">int SSL_accept(SSL *ssl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SSL_read and SSL_writ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SSL_read to read bytes from a TLS/SSL connection </text:p>
                <text:p><text:span text:style-name="T8"><text:s text:c="5"/></text:span><text:span text:style-name="T8">int SSL_read(SSL *ssl, void *buf, int num);</text:span></text:p>
              </text:list-item>
              <text:list-item>
                <text:p>SSL_write to write bytes to a TLS/SSL connection</text:p>
                <text:p><text:span text:style-name="T8"><text:s text:c="4"/></text:span><text:span text:style-name="T8">int SSL_write(SSL *ssl, const void *buf, int num);</text:span></text:p>
              </text:list-item>
              <text:list-item>
                <text:p>NOTE:</text:p>
                <text:list>
                  <text:list-item>
                    <text:p>The data are received in records (with a maximum record size of 16kB for SSLv3/TLSv1). </text:p>
                  </text:list-item>
                  <text:list-item>
                    <text:p>Only when a record has been completely received, it can be processed (decryption and check of integrit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SSL_shutdown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Shuts down an active TLS/SSL connection. </text:p>
              </text:list-item>
              <text:list-item>
                <text:p>Sends the ``close notify'' shutdown alert to the peer.</text:p>
                <text:p/>
                <text:p><text:span text:style-name="T7"><text:s/></text:span><text:span text:style-name="T7">int SSL_shutdown(SSL *ssl);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SSL Wrapping, send and recv data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reate new SSL structure using SSL_new()</text:p>
              </text:list-item>
              <text:list-item>
                <text:p>Connect it to the socket using SSL_set_fd()</text:p>
              </text:list-item>
              <text:list-item>
                <text:p>Perform handshake using SSL_accept()</text:p>
              </text:list-item>
              <text:list-item>
                <text:p>Read and write using SSL_read() and SSL_write()</text:p>
              </text:list-item>
              <text:list-item>
                <text:p>Perform shutdown at the end, also need to clear state and close underlying I/O socket etc.</text:p>
              </text:list-item>
              <text:list-item>
                <text:p>As always, check for return value and handle errors appropriately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BIO - <text:span text:style-name="T10">Optional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I/O abstraction provided by OpenSSL</text:p>
              </text:list-item>
              <text:list-item>
                <text:p>Hides the underlying I/O and can set up connection with any I/O (socket, buffer, ssl etc)</text:p>
              </text:list-item>
              <text:list-item>
                <text:p>BIOs can be stacked on top of each other using push and pop!</text:p>
              </text:list-item>
              <text:list-item>
                <text:p>NOTE: You <text:span text:style-name="T10">don't</text:span> have to necessarily use BIO for this project! The next few slides describe creating BIO and working with i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473cm" svg:x="1.4cm" svg:y="0.854cm" presentation:class="title" presentation:user-transformed="true">
          <draw:text-box>
            <text:p>BIO_new() <text:line-break/>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Returns a new BIO using method type.</text:p>
              </text:list-item>
              <text:list-item>
                <text:p>Check <text:span text:style-name="T7">BIO_s_socket()</text:span>, <text:span text:style-name="T7">BIO_f_buffer()</text:span>, <text:span text:style-name="T7">BIO_f_ssl() </text:span></text:p>
              </text:list-item>
              <text:list-item>
                <text:p><text:span text:style-name="T11">Check </text:span><text:span text:style-name="T7">BIO_new_socket()</text:span></text:p>
                <text:p/>
                <text:p><text:span text:style-name="T7"><text:s text:c="3"/></text:span><text:span text:style-name="T7">BIO * <text:s/>BIO_new(BIO_s_socket());</text:span></text:p>
                <text:list>
                  <text:list-header>
                    <text:p><text:span text:style-name="T7">BIO_set_fd(sbio, sock, BIO_NOCLOSE);</text:span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list text:style-name="L1">
              <text:list-header>
                <text:p>SSL_set_bio()</text:p>
              </text:list-header>
            </text:list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onnects the BIOs rbio and wbio for the read and write operations of the TLS/SSL (encrypted) side of ssl</text:p>
                <text:list>
                  <text:list-header>
                    <text:p/>
                    <text:p><text:span text:style-name="T7">void SSL_set_bio(SSL *ssl, BIO *rbio, BIO *wbio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<text:s/>Example of Stacking BIOs 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7"><text:s/></text:span></text:p>
                <text:p><text:span text:style-name="T7"><text:s/></text:span><text:span text:style-name="T7">buf_io = BIO_new(BIO_f_buffer()); </text:span></text:p>
                <text:p><text:span text:style-name="T7"><text:s/></text:span><text:span text:style-name="T7">/* create a buffer BIO */</text:span></text:p>
                <text:p><text:span text:style-name="T7"><text:s/></text:span><text:span text:style-name="T7">ssl_bio = BIO_new(BIO_f_ssl()); <text:s text:c="10"/></text:span></text:p>
                <text:p><text:span text:style-name="T7">/* create an ssl BIO */</text:span></text:p>
                <text:p><text:span text:style-name="T7"><text:s/></text:span><text:span text:style-name="T7">BIO_set_ssl(ssl_bio, ssl, BIO_CLOSE); <text:s text:c="6"/></text:span></text:p>
                <text:p><text:span text:style-name="T7">/* assign the ssl BIO to SSL */</text:span></text:p>
                <text:p><text:span text:style-name="T7"><text:s/></text:span><text:span text:style-name="T7">BIO_push(buf_io, ssl_bio); <text:s text:c="2"/></text:span><text:s text:c="4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BIO_read() and BIO_write()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Attempts to read len bytes from BIO b and places the data in buf.</text:p>
                <text:p><text:span text:style-name="T7">int BIO_read(BIO *b, void *buf, int len);</text:span></text:p>
              </text:list-item>
              <text:list-item>
                <text:p><text:span text:style-name="T11">Attempts to write len bytes from buf to BIO b.</text:span></text:p>
                <text:p><text:span text:style-name="T7">int BIO_write(BIO *b, const void *buf, int len);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4" draw:layer="layout" svg:width="25.199cm" svg:height="3.256cm" svg:x="1.4cm" svg:y="0.962cm" presentation:class="title" presentation:user-transformed="true">
          <draw:text-box>
            <text:p><text:s/></text:p>
          </draw:text-box>
        </draw:frame>
        <draw:frame presentation:style-name="pr8" draw:text-style-name="P9" draw:layer="layout" svg:width="25.199cm" svg:height="17.936cm" svg:x="1.4cm" svg:y="0.837cm" presentation:class="subtitle">
          <draw:text-box>
            <text:list text:style-name="L1">
              <text:list-header>
                <text:p text:style-name="P9">Foreground Processes </text:p>
                <text:p text:style-name="P9">and </text:p>
                <text:p text:style-name="P9">Background processes (daemons)</text:p>
                <text:p text:style-name="P9"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9" draw:layer="layout" svg:width="25.199cm" svg:height="3.507cm" svg:x="1.4cm" svg:y="0.837cm" presentation:class="title">
          <draw:text-box>
            <text:p>How to daemonize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10">Orphaning</text:span> </text:p>
                <text:list>
                  <text:list-item>
                    <text:p>Fork the process to create a copy (child)</text:p>
                  </text:list-item>
                  <text:list-item>
                    <text:p>Let parent exit!</text:p>
                  </text:list-item>
                  <text:list-item>
                    <text:p>The child will become child of init process </text:p>
                    <text:list>
                      <text:list-item>
                        <text:p>Start operating in the background</text:p>
                      </text:list-item>
                    </text:list>
                  </text:list-item>
                </text:list>
                <text:p><text:span text:style-name="T8">int i, lfp, pid = fork();</text:span></text:p>
                <text:p><text:span text:style-name="T8">if (pid &lt; 0) exit(EXIT_FAILURE); /* fork error */</text:span></text:p>
                <text:p><text:span text:style-name="T8">if (pid &gt; 0) exit(EXIT_SUCCESS); /* parent exits */</text:span></text:p>
                <text:p><text:span text:style-name="T8">/* child (daemon) continues */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How to daemonize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10">Process Independency</text:span></text:p>
                <text:list>
                  <text:list-item>
                    <text:p>Process inherits parent's controlling tty</text:p>
                  </text:list-item>
                  <text:list-item>
                    <text:p>Server should not receive signals </text:p>
                  </text:list-item>
                  <text:list-item>
                    <text:p>Detach from its controlling tty</text:p>
                  </text:list-item>
                  <text:list-item>
                    <text:p>Operate independently from other processes</text:p>
                    <text:p/>
                    <text:p><text:span text:style-name="T8">setsid() /*obtain a new process group*/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9cm" svg:height="3.256cm" svg:x="1.4cm" svg:y="0.962cm" presentation:class="title" presentation:user-transformed="true">
          <draw:text-box>
            <text:p>How to daemonize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10">Inherited Descriptors and Std I/0 Descriptors</text:span></text:p>
                <text:list>
                  <text:list-item>
                    <text:p>Close all open descriptors inherited</text:p>
                  </text:list-item>
                  <text:list-item>
                    <text:p>Standard I/O descriptors (stdin 0, stdout 1, stderr 2)</text:p>
                  </text:list-item>
                  <text:list-item>
                    <text:p>Open and connect to /dev/null</text:p>
                    <text:p><text:span text:style-name="T7"/></text:p>
                    <text:p><text:span text:style-name="T8">for (i = getdtablesize(); i &gt;= 0; --i) close(i);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8">/* close all descriptors*/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  <text:p><text:span text:style-name="T8">i = open(“/dev/null”,O_RDWR); /*open stdin */</text:span></text:p>
                    <text:p><text:span text:style-name="T8">dup(i)</text:span></text:p>
                    <text:p><text:span text:style-name="T8">dup(i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How to daemonize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10">File Creation Mask</text:span></text:p>
                <text:list>
                  <text:list-item>
                    <text:p>Servers run as super-user</text:p>
                  </text:list-item>
                  <text:list-item>
                    <text:p>Need to protect the files they create</text:p>
                  </text:list-item>
                  <text:list-item>
                    <text:p>Filecreation mode is 750 (complement of 027)</text:p>
                    <text:list>
                      <text:list-header>
                        <text:p><text:span text:style-name="T8"/></text:p>
                        <text:p><text:span text:style-name="T8">umask(027);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How to daemonize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10">Running directory</text:span></text:p>
                <text:list>
                  <text:list-item>
                    <text:p>Server should run in a known directory</text:p>
                    <text:p><text:span text:style-name="T8"/></text:p>
                    <text:list>
                      <text:list-header>
                        <text:p><text:span text:style-name="T8">chdir(“/servers/”)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How to daemonize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10">Mutual Exclusion </text:span></text:p>
                <text:list>
                  <text:list-item>
                    <text:p>We want only one copy of the server (file locking)</text:p>
                  </text:list-item>
                  <text:list-item>
                    <text:p>Record pid of the running instance!</text:p>
                  </text:list-item>
                  <text:list-item>
                    <text:p>'<text:span text:style-name="T8">cat lisod.lock</text:span>' instead of '<text:span text:style-name="T8">ps -ef | grep lisod</text:span>'</text:p>
                    <text:p><text:span text:style-name="T8"><text:s text:c="2"/></text:span><text:span text:style-name="T8">lfp = open(lock_file, O_RDWR|O_CREAT|O_EXCL, 0640);</text:span></text:p>
                    <text:p><text:span text:style-name="T8"><text:s text:c="2"/></text:span><text:span text:style-name="T8">if (lfp &lt; 0)</text:span></text:p>
                    <text:list>
                      <text:list-header>
                        <text:p><text:span text:style-name="T8"><text:s text:c="4"/></text:span><text:span text:style-name="T8">exit(EXIT_FAILURE); /* can not open */</text:span></text:p>
                        <text:p><text:span text:style-name="T8">if (lockf(lfp, F_TLOCK, 0) &lt; 0)</text:span></text:p>
                        <text:p><text:span text:style-name="T8"><text:s text:c="4"/></text:span><text:span text:style-name="T8">exit(EXIT_SUCCESS); /* can not lock */</text:span></text:p>
                        <text:p><text:span text:style-name="T8">/* only first instance continues */</text:span></text:p>
                        <text:p><text:span text:style-name="T8">sprintf(str, "%d\n", getpid());</text:span></text:p>
                        <text:p><text:span text:style-name="T8">write(lfp, str, strlen(str)); /*record pid to lockfile */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How to daemonize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0">Catching signals</text:span></text:p>
                <text:list>
                  <text:list-item>
                    <text:p>Process may receive signal from a user or a process</text:p>
                  </text:list-item>
                  <text:list-item>
                    <text:p>Catch those signals and behave accordingly.</text:p>
                  </text:list-item>
                  <text:list-item>
                    <text:p>Signal_Handler function in the sample cod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How to daemonize?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0">Logging</text:span></text:p>
                <text:list>
                  <text:list-item>
                    <text:p>Assignment – you need to log to fil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draw:frame presentation:style-name="pr10" draw:layer="layout" svg:width="25.199cm" svg:height="17.686cm" svg:x="1.4cm" svg:y="0.962cm" presentation:class="subtitle">
          <draw:text-box>
            <text:p>Questions?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04T16:42:57</meta:creation-date>
    <meta:editing-duration>PT6H43M10S</meta:editing-duration>
    <meta:editing-cycles>37</meta:editing-cycles>
    <dc:date>2013-08-27T14:42:12</dc:date>
    <meta:generator>OpenOffice/4.0.0$Unix OpenOffice.org_project/400m3$Build-9702</meta:generator>
    <dc:creator>David Naylor</dc:creator>
    <meta:document-statistic meta:object-count="162"/>
  </office:meta>
</office:document-meta>
</file>